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50%">
        <style:tab-stops>
          <style:tab-stop style:position="12.753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50%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Default">
      <style:paragraph-properties fo:margin-top="1.058cm" fo:margin-bottom="0cm" loext:contextual-spacing="false" fo:text-align="justify" style:justify-single-word="false"/>
    </style:style>
    <style:style style:name="P7" style:family="paragraph" style:parent-style-name="Default">
      <style:paragraph-properties fo:margin-top="1.058cm" fo:margin-bottom="0cm" loext:contextual-spacing="false" fo:text-align="justify" style:justify-single-word="false">
        <style:tab-stops>
          <style:tab-stop style:position="9.001cm" style:type="right"/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size="12pt" officeooo:paragraph-rsid="002149fe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Times New Roman" fo:font-size="12pt" fo:font-style="italic" style:font-size-asian="12pt" style:font-style-asian="italic" style:font-size-complex="12pt"/>
    </style:style>
    <style:style style:name="P12" style:family="paragraph" style:parent-style-name="Standard">
      <style:paragraph-properties fo:margin-top="0.635cm" fo:margin-bottom="0.635cm" loext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cm" fo:margin-right="0cm" fo:line-height="150%" fo:text-indent="0.004cm" style:auto-text-indent="false">
        <style:tab-stops>
          <style:tab-stop style:position="5.001cm" style:type="center"/>
          <style:tab-stop style:position="11.001cm" style:type="center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1.27cm" fo:margin-bottom="0.353cm" loext:contextual-spacing="false" fo:line-height="150%"/>
      <style:text-properties style:font-name="Times New Roman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9.001cm" fo:margin-right="0cm" fo:line-height="150%" fo:text-align="center" style:justify-single-word="false" fo:text-indent="0.011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 style:writing-mode="lr-tb">
        <style:tab-stops>
          <style:tab-stop style:position="9.999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style:font-name="Times New Roman" fo:font-size="12pt" officeooo:paragraph-rsid="002149fe" style:font-size-asian="12pt" style:font-size-complex="12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size-asian="12pt" style:language-asian="hu" style:country-asian="HU" style:font-size-complex="12pt"/>
    </style:style>
    <style:style style:name="T3" style:family="text">
      <style:text-properties style:font-name="Times New Roman" fo:font-size="12pt" officeooo:rsid="00203a5d" style:font-size-asian="12pt" style:language-asian="hu" style:country-asian="HU" style:font-size-complex="12pt"/>
    </style:style>
    <style:style style:name="T4" style:family="text">
      <style:text-properties style:font-name="Times New Roman" fo:font-size="12pt" officeooo:rsid="0023a5c2" style:font-size-asian="12pt" style:language-asian="hu" style:country-asian="HU" style:font-size-complex="12pt"/>
    </style:style>
    <style:style style:name="T5" style:family="text">
      <style:text-properties fo:color="#000000" style:font-name="Times New Roman" fo:font-size="12pt" style:font-size-asian="12pt" style:language-asian="hu" style:country-asian="HU" style:font-size-complex="12pt"/>
    </style:style>
    <style:style style:name="T6" style:family="text">
      <style:text-properties fo:color="#00000a"/>
    </style:style>
    <style:style style:name="T7" style:family="text">
      <style:text-properties officeooo:rsid="002149fe"/>
    </style:style>
    <style:style style:name="T8" style:family="text">
      <style:text-properties officeooo:rsid="0023a5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Városmajori Gimnázium és Kós Károly Általános Iskola Tagintézmény</text:p>
      <text:p text:style-name="P8">OM szám: 035242</text:p>
      <text:p text:style-name="P12">NYILATKOZAT</text:p>
      <text:p text:style-name="P4">Alulírott<text:tab/>(név)</text:p>
      <text:p text:style-name="P4"><text:tab/></text:p>
      <text:p text:style-name="P5">(cím: település, utca, házszám) alatti lakos, szülő/törvényes képviselő nyilatkozom, hogy,</text:p>
      <text:p text:style-name="P16"><text:tab/> (gyermekem) <text:tab/><text:span text:style-name="T7">(évfolyam/osztály)</text:span></text:p>
      <text:p text:style-name="P10">a 201<text:span text:style-name="T8">8</text:span>/201<text:span text:style-name="T8">9</text:span>. tanévben</text:p>
      <text:p text:style-name="P13"><text:tab/>e<text:span text:style-name="T7">tika</text:span><text:tab/>hit- és erkölcstan </text:p>
      <text:p text:style-name="P3">oktatásban kíván részt venni. </text:p>
      <text:p text:style-name="P11">(A kívánt oktatást kérem egyértelműen, aláhúzással jelölje meg!)</text:p>
      <text:p text:style-name="P9">Tudomásul veszem, hogy a nyilatkozat a 201<text:span text:style-name="T8">8</text:span>/201<text:span text:style-name="T8">9</text:span>. tanévre szól, azon módosítani a tanév során nem tudok. <text:bookmark text:name="_GoBack"/></text:p>
      <text:p text:style-name="P14">Hit- és erkölcstan oktatás választása esetén kérem, töltse ki a következőt: </text:p>
      <text:p text:style-name="P1"><text:span text:style-name="T1">Gyermekem a(z)<text:tab/>(egyház neve) </text:span><text:span text:style-name="T5"><text:s/>egyház által</text:span></text:p>
      <text:p text:style-name="P2"><text:span text:style-name="T5">szervezett hit- és erkölcstan órán vesz részt a </text:span><text:span text:style-name="T2">201</text:span><text:span text:style-name="T4">8</text:span><text:span text:style-name="T2">/201</text:span><text:span text:style-name="T4">9</text:span><text:span text:style-name="T5">. tanévben. </text:span></text:p>
      <text:p text:style-name="P6">Tudomásul veszem, hogy <text:span text:style-name="T6">nyilatkozatommal egyidejűleg hozzájárulok gyermekem nevének a megjelölt egyház részére történő átadásához. </text:span></text:p>
      <text:p text:style-name="P6">Dátum: </text:p>
      <text:p text:style-name="P7"><text:tab/><text:tab/></text:p>
      <text:p text:style-name="P15">szülő aláírá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hu" fo:country="HU" style:letter-kerning="true" style:font-name-asian="Calibri1" style:font-size-asian="10pt" style:language-asian="hu" style:country-asian="H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hu" fo:country="HU" style:letter-kerning="true" style:font-name-asian="Calibri1" style:font-size-asian="10pt" style:language-asian="hu" style:country-asian="H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Default" style:family="paragraph" style:default-outline-level="">
      <style:paragraph-properties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language-asian="en" style:country-asian="US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ézmény OM azonosítója és neve:</dc:title>
    <meta:initial-creator>Szabó Ágnes</meta:initial-creator>
    <meta:editing-cycles>6</meta:editing-cycles>
    <meta:creation-date>2014-02-18T12:03:00</meta:creation-date>
    <dc:date>2018-02-15T16:12:05.822423673</dc:date>
    <meta:editing-duration>PT5M2S</meta:editing-duration>
    <meta:generator>LibreOffice/5.4.2.2$Linux_X86_64 LibreOffice_project/40m0$Build-2</meta:generator>
    <meta:document-statistic meta:table-count="0" meta:image-count="0" meta:object-count="0" meta:page-count="1" meta:paragraph-count="19" meta:word-count="105" meta:character-count="816" meta:non-whitespace-character-count="713"/>
    <meta:user-defined meta:name="AppVersion">12.0000</meta:user-defined>
    <meta:user-defined meta:name="Company">K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